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erif"/>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ews Cycle" svg:font-family="'News Cycle'" style:font-adornments="Normal" style:font-pitch="variable"/>
    <style:font-face style:name="Univers Else" svg:font-family="'Univers Else'" style:font-adornments="Normal"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fo:font-style="italic" style:font-style-asian="italic" style:font-style-complex="italic"/>
    </style:style>
    <style:style style:name="P3" style:family="paragraph" style:parent-style-name="Text_20_body">
      <style:text-properties fo:language="en" fo:country="US" fo:background-color="#ff3366"/>
    </style:style>
    <style:style style:name="P4" style:family="paragraph" style:parent-style-name="Text_20_body">
      <style:text-properties fo:language="en" fo:country="US" fo:background-color="transparent"/>
    </style:style>
    <style:style style:name="P5" style:family="paragraph" style:parent-style-name="Text_20_body">
      <style:text-properties fo:language="en" fo:country="US" officeooo:paragraph-rsid="001b9e2a" fo:background-color="transparent"/>
    </style:style>
    <style:style style:name="P6" style:family="paragraph" style:parent-style-name="Text_20_body">
      <style:text-properties fo:language="en" fo:country="US" officeooo:paragraph-rsid="00226f8b" fo:background-color="transparent"/>
    </style:style>
    <style:style style:name="P7" style:family="paragraph" style:parent-style-name="Text_20_body">
      <style:text-properties fo:language="en" fo:country="US" officeooo:rsid="002220dd" officeooo:paragraph-rsid="002220dd" fo:background-color="transparent"/>
    </style:style>
    <style:style style:name="P8" style:family="paragraph" style:parent-style-name="Text_20_body">
      <style:text-properties fo:language="en" fo:country="US" officeooo:rsid="002220dd" officeooo:paragraph-rsid="00223033" fo:background-color="transparent"/>
    </style:style>
    <style:style style:name="P9" style:family="paragraph" style:parent-style-name="Text_20_body">
      <style:paragraph-properties style:line-spacing="0cm">
        <style:tab-stops/>
      </style:paragraph-properties>
      <style:text-properties fo:language="en" fo:country="US" officeooo:rsid="0041cc73" officeooo:paragraph-rsid="0041cc73" fo:background-color="transparent"/>
    </style:style>
    <style:style style:name="P10" style:family="paragraph" style:parent-style-name="Text_20_body">
      <style:text-properties fo:language="en" fo:country="US" officeooo:rsid="0040202f" officeooo:paragraph-rsid="0040202f" fo:background-color="transparent"/>
    </style:style>
    <style:style style:name="P11" style:family="paragraph" style:parent-style-name="Text_20_body">
      <style:text-properties fo:language="en" fo:country="US" fo:font-style="normal" style:font-style-asian="normal" style:font-style-complex="normal"/>
    </style:style>
    <style:style style:name="P12" style:family="paragraph" style:parent-style-name="Text_20_body">
      <style:text-properties fo:language="en" fo:country="US" officeooo:paragraph-rsid="001db7a6"/>
    </style:style>
    <style:style style:name="P13" style:family="paragraph" style:parent-style-name="Text_20_body">
      <style:text-properties fo:language="en" fo:country="US" officeooo:paragraph-rsid="0027dd5d"/>
    </style:style>
    <style:style style:name="P14" style:family="paragraph" style:parent-style-name="Text_20_body">
      <style:text-properties fo:language="en" fo:country="US" officeooo:rsid="002220dd" officeooo:paragraph-rsid="002220dd"/>
    </style:style>
    <style:style style:name="P15" style:family="paragraph" style:parent-style-name="Text_20_body">
      <style:text-properties fo:language="en" fo:country="US" officeooo:rsid="002220dd" officeooo:paragraph-rsid="003e8148"/>
    </style:style>
    <style:style style:name="P16" style:family="paragraph" style:parent-style-name="Text_20_body">
      <style:text-properties fo:language="en" fo:country="US" officeooo:rsid="001db7a6" officeooo:paragraph-rsid="001db7a6"/>
    </style:style>
    <style:style style:name="P17" style:family="paragraph" style:parent-style-name="Text_20_body">
      <style:text-properties fo:language="en" fo:country="US" officeooo:rsid="001db7a6" officeooo:paragraph-rsid="002caab4"/>
    </style:style>
    <style:style style:name="P18" style:family="paragraph" style:parent-style-name="Text_20_body">
      <style:text-properties fo:language="en" fo:country="US" fo:background-color="#ffff00"/>
    </style:style>
    <style:style style:name="P19" style:family="paragraph" style:parent-style-name="Text_20_body">
      <style:text-properties fo:language="en" fo:country="US" officeooo:paragraph-rsid="001db7a6" fo:background-color="#ffff00"/>
    </style:style>
    <style:style style:name="P20" style:family="paragraph" style:parent-style-name="Text_20_body">
      <style:text-properties fo:language="en" fo:country="US" officeooo:rsid="001db7a6" officeooo:paragraph-rsid="001db7a6" fo:background-color="#ffff00"/>
    </style:style>
    <style:style style:name="P21" style:family="paragraph" style:parent-style-name="Text_20_body">
      <style:text-properties fo:language="en" fo:country="US" officeooo:paragraph-rsid="003e8148" fo:background-color="#ffff00"/>
    </style:style>
    <style:style style:name="P22" style:family="paragraph" style:parent-style-name="Text_20_body">
      <style:text-properties fo:language="en" fo:country="US" fo:background-color="#ffd320"/>
    </style:style>
    <style:style style:name="P23" style:family="paragraph" style:parent-style-name="Text_20_body">
      <style:text-properties fo:language="en" fo:country="US" officeooo:paragraph-rsid="003e8148"/>
    </style:style>
    <style:style style:name="P24" style:family="paragraph" style:parent-style-name="Text_20_body">
      <style:paragraph-properties style:line-spacing="0cm">
        <style:tab-stops/>
      </style:paragraph-properties>
      <style:text-properties fo:language="en" fo:country="US" officeooo:rsid="0041cc73" officeooo:paragraph-rsid="0041cc73"/>
    </style:style>
    <style:style style:name="P25" style:family="paragraph" style:parent-style-name="Text_20_body">
      <style:paragraph-properties style:line-spacing="0cm">
        <style:tab-stops/>
      </style:paragraph-properties>
      <style:text-properties fo:language="en" fo:country="US" officeooo:rsid="0041cc73" officeooo:paragraph-rsid="0041cc73" fo:background-color="#ffff66"/>
    </style:style>
    <style:style style:name="P26" style:family="paragraph" style:parent-style-name="Text_20_body">
      <style:text-properties fo:language="en" fo:country="US" officeooo:rsid="004952ef" officeooo:paragraph-rsid="004952ef"/>
    </style:style>
    <style:style style:name="P27" style:family="paragraph" style:parent-style-name="Text_20_body">
      <style:text-properties officeooo:paragraph-rsid="001db7a6"/>
    </style:style>
    <style:style style:name="P28" style:family="paragraph" style:parent-style-name="Text_20_body">
      <style:text-properties officeooo:paragraph-rsid="001ecef9"/>
    </style:style>
    <style:style style:name="P29" style:family="paragraph" style:parent-style-name="Text_20_body">
      <style:text-properties officeooo:paragraph-rsid="0026cd4e" fo:background-color="#ff3366"/>
    </style:style>
    <style:style style:name="P30" style:family="paragraph" style:parent-style-name="Text_20_body">
      <style:text-properties officeooo:paragraph-rsid="003e8148"/>
    </style:style>
    <style:style style:name="P31" style:family="paragraph" style:parent-style-name="Heading_20_1">
      <style:text-properties fo:language="en" fo:country="US"/>
    </style:style>
    <style:style style:name="P32" style:family="paragraph" style:parent-style-name="Text_20_body">
      <style:paragraph-properties fo:margin-left="0.021cm" fo:margin-right="0cm" fo:text-indent="-0.041cm" style:auto-text-indent="false">
        <style:tab-stops/>
      </style:paragraph-properties>
      <style:text-properties fo:language="en" fo:country="US" officeooo:rsid="0040e9a5"/>
    </style:style>
    <style:style style:name="P33" style:family="paragraph" style:parent-style-name="Text_20_body">
      <style:text-properties fo:language="en" fo:country="US"/>
    </style:style>
    <style:style style:name="P34" style:family="paragraph" style:parent-style-name="Text_20_body" style:list-style-name="L1">
      <style:text-properties fo:language="en" fo:country="US"/>
    </style:style>
    <style:style style:name="P35" style:family="paragraph" style:parent-style-name="Text_20_body">
      <style:text-properties fo:language="en" fo:country="US" officeooo:rsid="004e33a2" officeooo:paragraph-rsid="004e33a2"/>
    </style:style>
    <style:style style:name="P36" style:family="paragraph" style:parent-style-name="Text_20_body" style:list-style-name="L3">
      <style:text-properties fo:language="en" fo:country="US"/>
    </style:style>
    <style:style style:name="P37" style:family="paragraph" style:parent-style-name="Text_20_body" style:list-style-name="L3">
      <style:text-properties fo:language="en" fo:country="US" officeooo:paragraph-rsid="003c168d"/>
    </style:style>
    <style:style style:name="P38" style:family="paragraph" style:parent-style-name="Text_20_body" style:list-style-name="L3">
      <style:text-properties fo:language="en" fo:country="US" officeooo:rsid="00590026" officeooo:paragraph-rsid="00590026"/>
    </style:style>
    <style:style style:name="P39" style:family="paragraph" style:parent-style-name="Text_20_body">
      <style:text-properties fo:language="en" fo:country="US" officeooo:paragraph-rsid="0059ade7"/>
    </style:style>
    <style:style style:name="P40" style:family="paragraph" style:parent-style-name="Text_20_body">
      <style:text-properties fo:language="en" fo:country="US" officeooo:paragraph-rsid="0059ade7" fo:background-color="#ffd320"/>
    </style:style>
    <style:style style:name="P41" style:family="paragraph" style:parent-style-name="Text_20_body">
      <style:text-properties officeooo:paragraph-rsid="0059ade7"/>
    </style:style>
    <style:style style:name="P42" style:family="paragraph" style:parent-style-name="Text_20_body" style:list-style-name="L2">
      <style:paragraph-properties fo:margin-left="0.03cm" fo:margin-right="0cm" fo:text-indent="-0.617cm" style:auto-text-indent="false">
        <style:tab-stops/>
      </style:paragraph-properties>
      <style:text-properties fo:language="en" fo:country="US"/>
    </style:style>
    <style:style style:name="P43" style:family="paragraph" style:parent-style-name="Text_20_body" style:list-style-name="L2">
      <style:paragraph-properties fo:margin-left="1.265cm" fo:margin-right="0cm" fo:text-indent="-0.617cm" style:auto-text-indent="false">
        <style:tab-stops/>
      </style:paragraph-properties>
      <style:text-properties fo:language="en" fo:country="US"/>
    </style:style>
    <style:style style:name="P44" style:family="paragraph" style:parent-style-name="Text_20_body" style:list-style-name="L2">
      <style:paragraph-properties fo:margin-left="1.265cm" fo:margin-right="0cm" fo:text-indent="-0.617cm" style:auto-text-indent="false">
        <style:tab-stops/>
      </style:paragraph-properties>
      <style:text-properties fo:language="en" fo:country="US" officeooo:rsid="0037b666" officeooo:paragraph-rsid="0037b666"/>
    </style:style>
    <style:style style:name="P45" style:family="paragraph" style:parent-style-name="Heading_20_2">
      <style:text-properties fo:language="en" fo:country="US"/>
    </style:style>
    <style:style style:name="P46" style:family="paragraph" style:parent-style-name="Heading_20_2">
      <style:paragraph-properties fo:break-before="page"/>
      <style:text-properties fo:language="en" fo:country="US"/>
    </style:style>
    <style:style style:name="P47" style:family="paragraph" style:parent-style-name="Heading_20_3">
      <style:text-properties fo:language="en" fo:country="US"/>
    </style:style>
    <style:style style:name="P48" style:family="paragraph" style:parent-style-name="Heading_20_3">
      <style:text-properties fo:language="en" fo:country="US" officeooo:paragraph-rsid="001db7a6"/>
    </style:style>
    <style:style style:name="P49" style:family="paragraph" style:parent-style-name="Heading_20_3">
      <style:text-properties fo:language="en" fo:country="US" officeooo:rsid="001db7a6"/>
    </style:style>
    <style:style style:name="P50" style:family="paragraph" style:parent-style-name="Heading_20_3">
      <style:text-properties fo:language="en" fo:country="US" officeooo:rsid="001db7a6" officeooo:paragraph-rsid="001db7a6"/>
    </style:style>
    <style:style style:name="P51" style:family="paragraph" style:parent-style-name="Heading_20_3">
      <style:text-properties fo:language="en" fo:country="US" officeooo:paragraph-rsid="003e8148"/>
    </style:style>
    <style:style style:name="P52" style:family="paragraph" style:parent-style-name="Heading_20_3">
      <style:text-properties fo:language="en" fo:country="US" fo:font-style="italic" style:font-style-asian="italic" style:font-style-complex="italic"/>
    </style:style>
    <style:style style:name="P53" style:family="paragraph" style:parent-style-name="Heading_20_3">
      <style:text-properties fo:language="en" fo:country="US" officeooo:paragraph-rsid="0059ade7"/>
    </style:style>
    <style:style style:name="T1" style:family="text">
      <style:text-properties fo:font-style="italic" style:font-style-asian="italic" style:font-style-complex="italic"/>
    </style:style>
    <style:style style:name="T2" style:family="text">
      <style:text-properties fo:font-style="italic" officeooo:rsid="00226f8b" style:font-style-asian="italic" style:font-style-complex="italic"/>
    </style:style>
    <style:style style:name="T3" style:family="text">
      <style:text-properties fo:font-size="12pt" fo:language="en" fo:country="US" style:font-size-asian="12pt" style:font-size-complex="12pt"/>
    </style:style>
    <style:style style:name="T4" style:family="text">
      <style:text-properties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officeooo:rsid="001ecef9"/>
    </style:style>
    <style:style style:name="T8" style:family="text">
      <style:text-properties fo:language="en" fo:country="US" officeooo:rsid="00203803"/>
    </style:style>
    <style:style style:name="T9" style:family="text">
      <style:text-properties fo:language="en" fo:country="US" officeooo:rsid="0026cd4e"/>
    </style:style>
    <style:style style:name="T10" style:family="text">
      <style:text-properties fo:language="en" fo:country="US" fo:background-color="#ffff00"/>
    </style:style>
    <style:style style:name="T11" style:family="text">
      <style:text-properties officeooo:rsid="001b9e2a"/>
    </style:style>
    <style:style style:name="T12" style:family="text">
      <style:text-properties officeooo:rsid="002220dd"/>
    </style:style>
    <style:style style:name="T13" style:family="text">
      <style:text-properties officeooo:rsid="00226f8b"/>
    </style:style>
    <style:style style:name="T14" style:family="text">
      <style:text-properties officeooo:rsid="002407e2"/>
    </style:style>
    <style:style style:name="T15" style:family="text">
      <style:text-properties officeooo:rsid="0026cd4e"/>
    </style:style>
    <style:style style:name="T16" style:family="text">
      <style:text-properties officeooo:rsid="0027dd5d"/>
    </style:style>
    <style:style style:name="T17" style:family="text">
      <style:text-properties officeooo:rsid="002ff052"/>
    </style:style>
    <style:style style:name="T18" style:family="text">
      <style:text-properties officeooo:rsid="0030fc8e"/>
    </style:style>
    <style:style style:name="T19" style:family="text">
      <style:text-properties officeooo:rsid="0031e62a"/>
    </style:style>
    <style:style style:name="T20" style:family="text">
      <style:text-properties officeooo:rsid="003385bc"/>
    </style:style>
    <style:style style:name="T21" style:family="text">
      <style:text-properties officeooo:rsid="0034907a"/>
    </style:style>
    <style:style style:name="T22" style:family="text">
      <style:text-properties officeooo:rsid="0035deca"/>
    </style:style>
    <style:style style:name="T23" style:family="text">
      <style:text-properties officeooo:rsid="003c168d"/>
    </style:style>
    <style:style style:name="T24" style:family="text">
      <style:text-properties officeooo:rsid="003ddf1c"/>
    </style:style>
    <style:style style:name="T25" style:family="text">
      <style:text-properties officeooo:rsid="0046c7fa"/>
    </style:style>
    <style:style style:name="T26" style:family="text">
      <style:text-properties officeooo:rsid="004874f4"/>
    </style:style>
    <style:style style:name="T27" style:family="text">
      <style:text-properties officeooo:rsid="0048c07a"/>
    </style:style>
    <style:style style:name="T28" style:family="text">
      <style:text-properties officeooo:rsid="004d4dd6"/>
    </style:style>
    <style:style style:name="T29" style:family="text">
      <style:text-properties officeooo:rsid="0054cb6c"/>
    </style:style>
    <style:style style:name="T30" style:family="text">
      <style:text-properties officeooo:rsid="00571c92"/>
    </style:style>
    <style:style style:name="T31" style:family="text">
      <style:text-properties officeooo:rsid="0059ade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Libre Graphics Research Unit Reader</text:h>
      <text:h text:style-name="P45" text:outline-level="2"/>
      <text:p text:style-name="P1"/>
      <text:h text:style-name="P45" text:outline-level="2">The making of the standards, shared vocabularies</text:h>
      <text:p text:style-name="P1">Between the tyranny of structureless and fallacy of one fits all, making standards is not only a technical job. It is also a social process in which power, negociation, coercion and compromises come into play. Standards discriminate and refine, include and exclude... <text:s/>Whether de-facto or negociated, how do the standards affect graphic designers? What makes a standard successful or not? </text:p>
      <text:p text:style-name="P1"><text:tab/>Talking about standards, we cannot avoid talking about shared vocabularies, as the latter define them. Besides within standards, what vocabulary is used in design interfaces and how do they define different paradigms?</text:p>
      <text:p text:style-name="P2"/>
      <text:p text:style-name="P1">« Imagine we began programming from the elements of design, rather than towards them. WYSIWYG is hopelessly toward, treating the page as a canvas requiring manual intervention. The evolving HTML standard represents a specific approach, whereby the content is conceived as « liberated » from the output device. Neither of these approaches fails to _transduct_ some 'of' the elements which they operate on, and so neither should be entirely ignored. This worksession is built around vocabularizing a new {word missing} for design software, a way of interweaving easily modifiable {design actions} across a given output, affordances which priginate--and are expressed--within the vocabulary of the constraints of the {device itself}. The process of vocabularizing involves not only designing verbal and written language for design, but extends to languages of interaction and programming as we begin to imagine and discuss an {executable vocabulary} of design entwined into the essential/media specific/universal/edge-case properties of the {canvas} upon which the designs appear. » </text:p>
      <text:p text:style-name="P2">From Gijs de Heij and Pierre Marchand's workshop description for LGRU Co-Position workshop. </text:p>
      <text:p text:style-name="P1"/>
      <text:h text:style-name="P48" text:outline-level="3">Un code de la mise en pages</text:h>
      <text:p text:style-name="P12">Henri de Montrond</text:p>
      <text:p text:style-name="P27"><text:a xlink:type="simple" xlink:href="http://www.persee.fr/web/revues/home/prescript/article/colan_0336-1500_1981_num_49_1_1441"><text:span text:style-name="T5">http://www.persee.fr/web/revues/home/prescript/article/colan_0336-1500_1981_num_49_1_1441</text:span></text:a></text:p>
      <text:p text:style-name="P12"><text:span text:style-name="T1">Communication et langages</text:span>, n°49, 1976</text:p>
      <text:p text:style-name="P19">license : CC-BY-NC-ND</text:p>
      <text:p text:style-name="P14">Comment : use case</text:p>
      <text:p text:style-name="P12"/>
      <text:h text:style-name="P47" text:outline-level="3">Proposed New Tag: IMG</text:h>
      <text:p text:style-name="P1">Mailing-list www-talk</text:p>
      <text:p text:style-name="Text_20_body"><text:a xlink:type="simple" xlink:href="http://1997.webhistory.org/www.lists/www-talk.1993q1/0182.html"><text:span text:style-name="T5">http://1997.webhistory.org/www.lists/www-talk.1993q1/0182.html</text:span></text:a></text:p>
      <text:p text:style-name="P1"><text:span text:style-name="T1">The World Wide Web History Project</text:span>, 1993-2003</text:p>
      <text:p text:style-name="Text_20_body"><text:span text:style-name="T10">license: non-commercial, mentioning copyright: «Copyright © 2003 The World Wide Web History Project and Arcady Press» ; see </text:span><text:a xlink:type="simple" xlink:href="http://1997.webhistory.org/legal.html"><text:span text:style-name="T10">http://1997.webhistory.org/legal.html</text:span></text:a><text:span text:style-name="T10">.</text:span></text:p>
      <text:p text:style-name="P14">Comment : use case</text:p>
      <text:p text:style-name="P1"/>
      <text:h text:style-name="P47" text:outline-level="3">W3C go Home! (c’est le HTML qu’on assassine)</text:h>
      <text:p text:style-name="P1">Arno</text:p>
      <text:p text:style-name="Text_20_body"><text:soft-page-break/><text:a xlink:type="simple" xlink:href="http://www.uzine.net/article1979.html"><text:span text:style-name="T5">http://www.uzine.net/article1979.html</text:span></text:a></text:p>
      <text:p text:style-name="P1"><text:span text:style-name="T1">Uzine</text:span>, 2003</text:p>
      <text:p text:style-name="P22">license: (?) </text:p>
      <text:p text:style-name="P1"/>
      <text:h text:style-name="P47" text:outline-level="3">How did we get here?</text:h>
      <text:p text:style-name="P1">Mark Pilgrim</text:p>
      <text:p text:style-name="Text_20_body"><text:a xlink:type="simple" xlink:href="http://diveintohtml5.info/past.html"><text:span text:style-name="T5">http://diveintohtml5.info/past.html</text:span></text:a></text:p>
      <text:p text:style-name="P1"><text:span text:style-name="T1">Dive into HTML 5, </text:span>2011</text:p>
      <text:p text:style-name="P18">license: CC-BY-3.0</text:p>
      <text:p text:style-name="P1"/>
      <text:h text:style-name="P50" text:outline-level="3">Unicodes</text:h>
      <text:p text:style-name="P16">Denis Jacquerye</text:p>
      <text:p text:style-name="P16">LGRU Brussels, February 2012</text:p>
      <text:p text:style-name="P20">license: <text:span text:style-name="T20">CC-BY</text:span></text:p>
      <text:p text:style-name="P17">Comment: to be augmented with footnotes with quotes from Yannis Haralambous' “Unicode et typographie: un amour impossible”. How technology embeds power structures?</text:p>
      <text:p text:style-name="P16"/>
      <text:h text:style-name="P49" text:outline-level="3">Archive of Notices of Non-Approval</text:h>
      <text:p text:style-name="P28"><text:span text:style-name="T7">Unicode, </text:span><text:span text:style-name="T8">1996– 2012</text:span></text:p>
      <text:p text:style-name="P29"><text:span text:style-name="T8">license: all rights reserved, </text:span><text:span text:style-name="T9">see http://www.unicode.org/copyright.html</text:span></text:p>
      <text:p text:style-name="P14">Comment : use case</text:p>
      <text:p text:style-name="P12"/>
      <text:h text:style-name="P47" text:outline-level="3">Inside Photoshop</text:h>
      <text:p text:style-name="P1">Lev Manovich</text:p>
      <text:p text:style-name="Text_20_body"><text:a xlink:type="simple" xlink:href="http://computationalculture.net/article/inside-photoshop"><text:span text:style-name="T5">http://computationalculture.net/article/inside-photoshop</text:span></text:a></text:p>
      <text:p text:style-name="P1"><text:span text:style-name="T1">Computational Culture</text:span>, n°1, 2011</text:p>
      <text:p text:style-name="P18">license : <text:span text:style-name="T25">CC-BY-NC-ND 3.0</text:span></text:p>
      <text:p text:style-name="P1">comment : we replace all instances of "Photoshop" by "Gimp"</text:p>
      <text:p text:style-name="P1"/>
      <text:h text:style-name="P51" text:outline-level="3">Masculin-féminin: 100 ans de grammaires</text:h>
      <text:p text:style-name="P23">Claude-Vincent Bizot</text:p>
      <text:p text:style-name="P30"><text:a xlink:type="simple" xlink:href="http://www.persee.fr/articleAsPDF/colan_0336-1500_1987_num_71_1_953/article_colan_0336-1500_1987_num_71_1_953.pdf"><text:span text:style-name="T3">http://www.persee.fr/articleAsPDF/colan_0336-1500_1987_num_71_1_953/article_colan_0336-1500_1987_num_71_1_953.pdf</text:span></text:a></text:p>
      <text:p text:style-name="P23"><text:span text:style-name="T1">Communication et langages</text:span>, n° 71, 1987</text:p>
      <text:p text:style-name="P21">license: CC-BY-NC-ND</text:p>
      <text:p text:style-name="P15">Comment : use case</text:p>
      <text:h text:style-name="P46" text:outline-level="2">Chains of Dependencies</text:h>
      <text:p text:style-name="P1"/>
      <text:p text:style-name="P1">Egalitarian or lead, contributive or collective, centralized or decentralized, there isn't one archetype of collaboration. Where, when and how did collaborative practices took place in Art and Design history? What kind of socialities has been drawn by those? How can the web empower or trigger new kind of collaborative practices? How could the experience gained by free software development be reinjected into art and design practices? How can work be done collectivelly without muting the individualities? With free licenses, everyone can embed someone's content in another corpus; but this does not mean the embedded author supports the content of the new corpus; How can we distinguish conscious and unconscious collaborations (difference between « by ... » and « with ... » in <text:span text:style-name="T1">Curating as Environmentalism</text:span> or example of Erik Kluitenberg contacting <text:s/>Floss Manuals authors)? </text:p>
      <text:p text:style-name="P1"><text:tab/>« Coordinating Collaborations » and « Softness » brings in the notion of <text:span text:style-name="T1">recursive publics</text:span>. « A <text:span text:style-name="T1">recursive public</text:span> is a public that is vitally concerned with the material and practical maintenance and modification of the technical, legal, practical, and conceptual means of its own existence as a public; it is a collective independent of other forms of constituted power and is capable of speaking to existing forms of <text:span text:style-name="T22">design</text:span> through the production of actually existing alternatives. » They talk about a mix of planning and improvisation; what would it be for design? Can we imagine an ecology in the design process closer to the free culture and recursive public ecology? Can we think of a distributed network of rizographs linked to print-on-demand services? A network of rizographs not only as a service given to designers, but also as a means to make the machines survive (an anecdote from Harrisson whose Rhizograph was stored in a very cold room and needed to print regularly to avoid the color drums drying.) cf. communities in agriculture (vegetables, fruits, bread oven), William Morris</text:p>
      <text:p text:style-name="P1"><text:tab/>Besides human networks, one can never use an <text:span text:style-name="T1">independent</text:span><text:span text:style-name="T4"> tool. As it could seem obvious in hardware, a software always relies on existing software, whether using libraries (existing pieces of code) or simply demanding an interpreter or a compiler; one should rather not “re-invent the wheel”, should she? How do different types of software interact with each other? How does the final production of an object influence the first processes of production (eg. The printer's RIP tells us what we can or cannot do)? </text:span></text:p>
      <text:p text:style-name="P11"><text:tab/>Furthermore, this dependency needs to be taken care of. When one finishes a website and puts it online, one cannot just leave it as it is. One needs to maintain it alive as server side updates are always necessary as they fix security issues among others. It is still living, almost like a bacteria.</text:p>
      <text:p text:style-name="P11"><text:tab/>Nota/bonus: How does one makes you addicted, meaning dependent on their service (eg. Google Fonts encourages to link to their js, finding the download link is obfuscated).</text:p>
      <text:p text:style-name="P11"/>
      <text:list xml:id="list1625485390" text:style-name="L1">
        <text:list-item>
          <text:p text:style-name="P34">Isabelle Stengers' « Introductory Notes to en Ecology of Practice »? <text:span text:style-name="T29">Having a discussion with her to write an introduction to this text in the reader?</text:span></text:p>
        </text:list-item>
        <text:list-item>
          <text:p text:style-name="P34"><text:span text:style-name="T12">A</text:span><text:span text:style-name="T22">n interview</text:span><text:span text:style-name="T12"> is needed her</text:span><text:span text:style-name="T30">e</text:span><text:span text:style-name="T12"> </text:span>on Muriel Cooper and networks, <text:span text:style-name="T12">rhizographs...?</text:span></text:p>
        </text:list-item>
      </text:list>
      <text:p text:style-name="P1"/>
      <text:p text:style-name="P1"/>
      <text:h text:style-name="P47" text:outline-level="3">Opening the black box of printing</text:h>
      <text:p text:style-name="P1">Open Source Publishing</text:p>
      <text:p text:style-name="Text_20_body"><text:a xlink:type="simple" xlink:href="http://ospublish.constantvzw.org/conversation/opening-the-blackbox-of-printing"><text:span text:style-name="T5">http://ospublish.constantvzw.org/conversation/opening-the-blackbox-of-printing</text:span></text:a></text:p>
      <text:p text:style-name="P1">OSP blog, 27 June 2009</text:p>
      <text:p text:style-name="P18">license: Free Art licence</text:p>
      <text:p text:style-name="P1"><text:soft-page-break/></text:p>
      <text:h text:style-name="P47" text:outline-level="3">Coordinating Collaborations</text:h>
      <text:p text:style-name="P1">Cristoph M. Kelly</text:p>
      <text:p text:style-name="Text_20_body"><text:a xlink:type="simple" xlink:href="http://twobits.net/read/"><text:span text:style-name="T5">http://twobits.net/read/</text:span></text:a></text:p>
      <text:p text:style-name="P2">Two Bits: The Cultural Significance of Free Sofware </text:p>
      <text:p text:style-name="P1">Durham-London, Duke University Press, 2008</text:p>
      <text:p text:style-name="P18">license: CC-BY-NC-SA</text:p>
      <text:p text:style-name="P13"><text:span text:style-name="T12">Comment : </text:span><text:span text:style-name="T15">or replace with Laura </text:span><text:span text:style-name="T16">Fernandez and Marcos Garcia's “Prototipos colaborativos en la era digital” ?</text:span></text:p>
      <text:p text:style-name="P1"/>
      <text:h text:style-name="P52" text:outline-level="3">Softness: Interrogability; general intellect; art methodologies in software</text:h>
      <text:p text:style-name="P1">Matthew Fuller</text:p>
      <text:p text:style-name="P1">Digital Research Unit, 2006</text:p>
      <text:p text:style-name="P18">license: <text:span text:style-name="T27">anti-copyright</text:span></text:p>
      <text:p text:style-name="P1"/>
      <text:h text:style-name="Heading_20_3" text:outline-level="3">La política del lenguaje en el diseño gráfico</text:h>
      <text:p text:style-name="P24">Aitor Méndez</text:p>
      <text:p text:style-name="P25">license: CC-BY</text:p>
      <text:p text:style-name="P9">comment: to be balanced with a more nuanced point of view?</text:p>
      <text:h text:style-name="P46" text:outline-level="2">Fla/ows <text:span text:style-name="T19">of discrete elements</text:span></text:h>
      <text:p text:style-name="P1">How do technical and social aspects are influencing and give meaning to our way to produce layout/typography? Flows of text, flows of code, flaws of text, flaws of code. How does digital composition/typography –in a word <text:span text:style-name="T1">discretization</text:span>-- and/or code alter the flux of text: its alignment (justified, unjustified), its structure (hyphenation, markup languages). How can code change our way to XXdescribeXX make fonts?</text:p>
      <text:p text:style-name="P1"/>
      <text:p text:style-name="P26">- An interview with Jacques André on TeX, CSS</text:p>
      <text:list xml:id="list2005325378" text:style-name="L2">
        <text:list-header>
          <text:p text:style-name="P42">To re-read as references: </text:p>
        </text:list-header>
        <text:list-item>
          <text:p text:style-name="P43">Ivan's thesis </text:p>
        </text:list-item>
        <text:list-item>
          <text:p text:style-name="P43">Alex and Femke's text at book sprint in WORM</text:p>
        </text:list-item>
        <text:list-item>
          <text:p text:style-name="P44">Reinfurt on TeX ?</text:p>
        </text:list-item>
      </text:list>
      <text:p text:style-name="P32"/>
      <text:h text:style-name="P47" text:outline-level="3">Lessons Learned from Metafont</text:h>
      <text:p text:style-name="P1">Donald E. Knuth</text:p>
      <text:p text:style-name="P1"><text:span text:style-name="T1">Visible Language</text:span><text:span text:style-name="T4">, n°19.1, </text:span>December 1985</text:p>
      <text:p text:style-name="P3">license: all rights reserved</text:p>
      <text:p text:style-name="P1"/>
      <text:h text:style-name="P47" text:outline-level="3">Flow</text:h>
      <text:p text:style-name="P1">Petr van Blokland</text:p>
      <text:p text:style-name="P1"><text:span text:style-name="T1">Items</text:span>, n°6, 2007</text:p>
      <text:p text:style-name="P3">license: all rights reserved</text:p>
      <text:p text:style-name="P1">comment : ask Peter Van Blokland to update it. </text:p>
      <text:p text:style-name="P1"/>
      <text:h text:style-name="P47" text:outline-level="3">The Critical Engineering Manifesto</text:h>
      <text:p text:style-name="P1">Julian Oliver, Gordan Savičić, Danja Vasiliev</text:p>
      <text:p text:style-name="Text_20_body"><text:a xlink:type="simple" xlink:href="http://criticalengineering.org/"><text:span text:style-name="T5">http://criticalengineering.org/</text:span></text:a></text:p>
      <text:p text:style-name="P1">October 2011</text:p>
      <text:p text:style-name="P18">license : <text:span text:style-name="T21">GNU Free Documentation License</text:span></text:p>
      <text:p text:style-name="P4">Comment: a counter-balance to Petr van Blokland</text:p>
      <text:h text:style-name="P47" text:outline-level="3"/>
      <text:h text:style-name="P47" text:outline-level="3">Ordinateur et composition automatique</text:h>
      <text:p text:style-name="P1">Maurice Girod</text:p>
      <text:p text:style-name="Text_20_body"><text:a xlink:type="simple" xlink:href="http://www.persee.fr/web/revues/home/prescript/article/colan_0336-1500_1970_num_6_1_3798"><text:span text:style-name="T5">http://www.persee.fr/web/revues/home/prescript/article/colan_0336-</text:span></text:a><text:a xlink:type="simple" xlink:href="http://www.persee.fr/web/revues/home/prescript/article/colan_0336-1500_1970_num_6_1_3798"><text:span text:style-name="T5">1500_1970_num_6_1_3798</text:span></text:a></text:p>
      <text:p text:style-name="P1"><text:span text:style-name="T1">Communication et langages</text:span>, n°6, 1970</text:p>
      <text:p text:style-name="P18">license: CC-BY-NC-ND</text:p>
      <text:p text:style-name="P1"/>
      <text:h text:style-name="P47" text:outline-level="3">Unjustified text and the zero hour</text:h>
      <text:p text:style-name="P1">Robin Kinross</text:p>
      <text:p text:style-name="P1"><text:span text:style-name="T1">Walker Art Center</text:span>, 1994-2002</text:p>
      <text:p text:style-name="P3">license: all rights reserved</text:p>
      <text:h text:style-name="P46" text:outline-level="2">Sensual tools</text:h>
      <text:p text:style-name="P35">The digital computer is said to be the most rational machine ever created as it discretize any input it receives into a set of binary information. On top of that, the computer is heavilly mediated and there are many black boxes one should open in order to understand what is going on. So on a technical level, drawing "on screen" is not a trace but a reenactment based on the recorded data. But isn't there any sensual quality in the computer? By sensual, we mean qualities that makes us sense what is at stake, on the eye-hand-brain-machine relation level.</text:p>
      <text:p text:style-name="P1"><text:tab/>Gilbert Simondon distinguishes 2 categories of devices: tools and instruments. An instrument is used to measure; a tool is used to produce an action. But one apparatus can be both, a wooden spoon is used to stir the soup, but it can tell you if the soup is burnt at the bottom of the pot. As we all learned in history class with the silex as an example, a tool –rather a device– is an extension of our body (or mind), so how do body and devices inform and influence each other? Coming to fonts, if Gerrit Noordzij is true, that any type characters embed the result of a stroke, of a gesture, how is this described in a digital format for a computer to realize it?</text:p>
      <text:p text:style-name="P1"><text:tab/>Besides how does a gesture/activation of a tool keep traces of its history? A <text:span text:style-name="T1">skeuomorph</text:span> is a trace of an ancestor which lost its primary function and which is now used for anecdotic reference, affordance or reassurance (eg. the <text:span text:style-name="T1">click</text:span> of a cellphone when a picture is shot with the camera application simulating the diaphragm sound of a reflex camera; or Greek-like pillars in contemporary buildings which don't support any weight anymore). </text:p>
      <text:p text:style-name="P1"/>
      <text:list xml:id="list429034592" text:style-name="L3">
        <text:list-item>
          <text:p text:style-name="P36">Douglas Engelbart's picture of brick attached to a pencil</text:p>
        </text:list-item>
        <text:list-item>
          <text:p text:style-name="P37"><text:span text:style-name="T23">Images and notes from William Dwiggins </text:span><text:span text:style-name="T24">(ask Boston Public Library ?)</text:span><text:span text:style-name="T23">, </text:span><text:span text:style-name="T24">in relation </text:span><text:span text:style-name="T23">to Gerrit Noordzij</text:span></text:p>
        </text:list-item>
        <text:list-item>
          <text:p text:style-name="P38">A text by Bernard Stiegler on the epiphylogenetics of tools, especially free software?</text:p>
          <text:p text:style-name="P36"/>
        </text:list-item>
      </text:list>
      <text:h text:style-name="P47" text:outline-level="3">On Typography</text:h>
      <text:p text:style-name="P1">Anthony Froshaug</text:p>
      <text:p text:style-name="P2">Anthony Froshaug : Typography and Texts</text:p>
      <text:p text:style-name="P1">Hyphen Press, 2000 [1947]</text:p>
      <text:p text:style-name="P3">license: all rights reserved</text:p>
      <text:p text:style-name="P1"/>
      <text:h text:style-name="P47" text:outline-level="3">« Technique »</text:h>
      <text:p text:style-name="P1">Gerrit Noordzij</text:p>
      <text:p text:style-name="P2">The Stroke, theory of writing</text:p>
      <text:p text:style-name="P1">Hyphen Press, 2005 [1985]</text:p>
      <text:p text:style-name="P3">license: all rights reserved</text:p>
      <text:p text:style-name="P3"/>
      <text:h text:style-name="P47" text:outline-level="3">Gesture of Writing</text:h>
      <text:p text:style-name="P1">Vilém Flusser</text:p>
      <text:p text:style-name="Text_20_body"><text:a xlink:type="simple" xlink:href="http://www.flusserstudies.net/pag/08/the-gesture-of-writing.pdf"><text:span text:style-name="T5">http://www.flusserstudies.net/pag/08/the-gesture-of-writing.pdf</text:span></text:a></text:p>
      <text:p text:style-name="P2">Flusser Studies<text:span text:style-name="T4">, n°8, May 2009 [unknown date for the manuscript]</text:span></text:p>
      <text:p text:style-name="P3">license: all rights reserved</text:p>
      <text:p text:style-name="P7">Comment : <text:span text:style-name="T28">4 first pages</text:span></text:p>
      <text:p text:style-name="P1"/>
      <text:h text:style-name="P47" text:outline-level="3"><text:soft-page-break/>A Failed Love Affair with a Typewriter</text:h>
      <text:p text:style-name="P1">Friedrich A. Kittler</text:p>
      <text:p text:style-name="Text_20_body"><text:span text:style-name="T5">EN: </text:span><text:a xlink:type="simple" xlink:href="http://www.rosab.net/spip.php?page=article&amp;id_article=47"><text:span text:style-name="T5">http://www.rosab.net/spip.php?page=article&amp;id_article=47</text:span></text:a></text:p>
      <text:p text:style-name="Text_20_body"><text:span text:style-name="T6">FR: </text:span><text:a xlink:type="simple" xlink:href="http://www.rosab.net/spip.php?page=article&amp;id_article=16" office:target-frame-name="_blank" xlink:show="new"><text:span text:style-name="T6">http://www.rosab.net/spip.php?page=article&amp;id_article=16</text:span></text:a></text:p>
      <text:p text:style-name="P1"><text:span text:style-name="T1">RosaB</text:span>, n°1, 2008 [1986]</text:p>
      <text:p text:style-name="P3">license: (?)</text:p>
      <text:p text:style-name="P1"/>
      <text:h text:style-name="P47" text:outline-level="3">Graffiti Markup Language Specifications</text:h>
      <text:p text:style-name="P1">Evan Roth, Chris Sugrue, Theo Watson and Jamie Wilkinson</text:p>
      <text:p text:style-name="Text_20_body"><text:a xlink:type="simple" xlink:href="http://www.graffitimarkuplanguage.com/about/,http://www.graffitimarkuplanguage.com/g-m-l-spec/"><text:span text:style-name="T5">http://www.graffitimarkuplanguage.com/about/,http://www.graffitimarkuplanguage.com/g-m-l-spec/</text:span></text:a></text:p>
      <text:p text:style-name="P1">2009--</text:p>
      <text:p text:style-name="P18">license: <text:span text:style-name="T26">ok but what</text:span> license</text:p>
      <text:p text:style-name="P8">Comment : use case</text:p>
      <text:p text:style-name="P1"/>
      <text:h text:style-name="Heading_20_3" text:outline-level="3">Discovery in Digital Craft</text:h>
      <text:p text:style-name="P1">Malcolm McCullough</text:p>
      <text:p text:style-name="P2">If/Then: Play </text:p>
      <text:p text:style-name="P1">Netherlands Design Institute, 1999</text:p>
      <text:p text:style-name="P3">license: all rights reserved</text:p>
      <text:p text:style-name="P6"><text:span text:style-name="T12">Comment : </text:span><text:span text:style-name="T13">or to replace with Chapter “Tools” from </text:span><text:span text:style-name="T2">Abstracting Craft: the Practised Digital Hand </text:span><text:span text:style-name="T13">?</text:span></text:p>
      <text:p text:style-name="P1"/>
      <text:h text:style-name="P47" text:outline-level="3">User Interface: a Personal View</text:h>
      <text:p text:style-name="P1">Alan Kay</text:p>
      <text:p text:style-name="P2">The Art of Human-Computer Interface Design </text:p>
      <text:p text:style-name="P1">Reading, Addison-Wesley, 1990</text:p>
      <text:p text:style-name="P3">license: all rights reserved</text:p>
      <text:p text:style-name="P10">comment: talk about the Macintosh and DTP in the introduction to this text</text:p>
      <text:p text:style-name="P1"/>
      <text:h text:style-name="P47" text:outline-level="3">$(echo echo) echo $(echo): Command Line Poetics</text:h>
      <text:p text:style-name="P1">Florian Cramer</text:p>
      <text:p text:style-name="Text_20_body"><text:a xlink:type="simple" xlink:href="http://www.digitalartistshandbook.org/node/13"><text:span text:style-name="T5">http://www.digitalartistshandbook.org/node/13</text:span></text:a></text:p>
      <text:p text:style-name="P1"><text:span text:style-name="T1">Digital Artists Handbook, </text:span>2007</text:p>
      <text:p text:style-name="P18">license: CC-BY-NC-SA</text:p>
      <text:p text:style-name="P1"/>
      <text:h text:style-name="P47" text:outline-level="3">Essay on Drawing Palettes</text:h>
      <text:p text:style-name="P1">UIMATH.grafiXlab</text:p>
      <text:p text:style-name="Text_20_body"><text:a xlink:type="simple" xlink:href="http://new.math.uiuc.edu/netgeom/advice/palettes.html"><text:span text:style-name="T5">http://new.math.uiuc.edu/netgeom/advice/palettes.html</text:span></text:a></text:p>
      <text:p text:style-name="P1">2010</text:p>
      <text:p text:style-name="P22">license: <text:span text:style-name="T11">ok to republish, but what open license?</text:span></text:p>
      <text:p text:style-name="P5"><text:span text:style-name="T14">Comment </text:span><text:span text:style-name="T11">: augmented by Pierre Huyghebaert </text:span><text:span text:style-name="T17">(</text:span><text:span text:style-name="T11">and the author himself?</text:span><text:span text:style-name="T17">). </text:span><text:span text:style-name="T18">cf. Sodipodi, Adaptable Gimp, Adobe workspaces</text:span></text:p>
      <text:p text:style-name="P1"/>
      <text:h text:style-name="P53" text:outline-level="3"><text:span text:style-name="T31">Turing Complete User</text:span></text:h>
      <text:p text:style-name="P39"><text:span text:style-name="T31">Olia Lialina</text:span></text:p>
      <text:p text:style-name="P41"><text:a xlink:type="simple" xlink:href="http://contemporary-home-computing.org/turing-complete-user/"><text:span text:style-name="T5">http://contemporary-home-computing.org/turing-complete-user/</text:span></text:a></text:p>
      <text:p text:style-name="P40">license: <text:span text:style-name="T11">ok to republish, but what open licen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imes New Roman1" svg:font-family="'Times New Roman', serif"/>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ews Cycle" svg:font-family="'News Cycle'" style:font-adornments="Normal" style:font-pitch="variable"/>
    <style:font-face style:name="Univers Else" svg:font-family="'Univers Else'" style:font-adornments="Normal"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tab-stops/>
        <style:background-image/>
      </style:paragraph-properties>
      <style:text-properties style:font-name="Univers Else" style:font-size-asian="10.5pt"/>
    </style:style>
    <style:style style:name="Heading" style:family="paragraph" style:parent-style-name="Text_20_body" style:next-style-name="Text_20_body" style:class="text">
      <style:paragraph-properties fo:margin-top="0.423cm" fo:margin-bottom="0.212cm" style:contextual-spacing="false" fo:keep-with-next="always"/>
      <style:text-properties style:font-name="News Cycle" fo:font-size="14pt" fo:font-weight="normal"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cm" style:contextual-spacing="false" style:line-spacing="0cm"/>
      <style:text-properties style:font-name="News Cycle" fo:font-size="12pt" fo:font-weight="normal" style:font-size-asian="12pt" style:font-size-complex="12pt"/>
    </style:style>
    <style:style style:name="List" style:family="paragraph" style:parent-style-name="Text_20_body" style:class="list">
      <style:text-properties style:font-name="Arial"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Times New Roman"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News Cycle" fo:font-size="18pt" fo:font-weight="normal" style:font-name-asian="DejaVu Sans" style:font-size-asian="24pt" style:font-weight-asian="bold" style:font-name-complex="FreeSans" style:font-size-complex="24pt" style:font-weight-complex="600"/>
    </style:style>
    <style:style style:name="Heading_20_2" style:display-name="Heading 2" style:family="paragraph" style:parent-style-name="Heading" style:next-style-name="Text_20_body" style:default-outline-level="2" style:class="text">
      <style:paragraph-properties fo:margin="100%" fo:margin-left="0cm" fo:margin-right="0cm" fo:margin-top="0cm" fo:margin-bottom="0cm" style:contextual-spacing="false" fo:text-indent="0cm" style:auto-text-indent="false"/>
      <style:text-properties fo:font-size="18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style:contextual-spacing="false" fo:text-indent="0cm" style:auto-text-indent="false"/>
      <style:text-properties fo:font-size="14pt" fo:font-weight="bold" style:font-size-asian="14pt" style:font-weight-asian="bold" style:font-size-complex="14pt"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15:20:00</meta:creation-date>
    <dc:date>2013-02-14T14:20:49</dc:date>
    <meta:editing-duration>P1DT14H53M1S</meta:editing-duration>
    <meta:editing-cycles>178</meta:editing-cycles>
    <meta:generator>LibreOffice/3.6$Linux_x86 LibreOffice_project/360m1$Build-2</meta:generator>
    <meta:document-statistic meta:table-count="0" meta:image-count="0" meta:object-count="0" meta:page-count="7" meta:paragraph-count="170" meta:word-count="1838" meta:character-count="12504" meta:non-whitespace-character-count="10825"/>
  </office:meta>
</office:document-meta>
</file>